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2" style:family="paragraph" style:parent-style-name="Standard" style:master-page-name="Standard">
      <style:paragraph-properties fo:margin-top="0cm" fo:margin-bottom="0cm" style:contextual-spacing="false" style:page-number="1"/>
    </style:style>
    <style:style style:name="P3" style:family="paragraph" style:parent-style-name="Standard">
      <style:paragraph-properties fo:margin-left="-1.27cm" fo:margin-righ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-2.54cm" fo:margin-righ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-5.08cm" fo:margin-right="0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 style:list-style-name="WWNum1">
      <style:paragraph-properties fo:margin-left="-2.54cm" fo:margin-right="0cm" fo:margin-top="0cm" fo:margin-bottom="0cm" style:contextual-spacing="true" fo:text-align="start" style:justify-single-word="false" fo:text-indent="1.905cm" style:auto-text-indent="false"/>
    </style:style>
    <style:style style:name="P7" style:family="paragraph" style:parent-style-name="Standard" style:list-style-name="WWNum1">
      <style:paragraph-properties fo:margin-left="-1.27cm" fo:margin-right="0cm" fo:margin-top="0cm" fo:margin-bottom="0cm" style:contextual-spacing="true" fo:text-align="start" style:justify-single-word="false" fo:text-indent="3.175cm" style:auto-text-indent="false"/>
    </style:style>
    <style:style style:name="P8" style:family="paragraph" style:parent-style-name="Standard" style:list-style-name="WWNum1">
      <style:paragraph-properties fo:margin-left="-1.27cm" fo:margin-right="0cm" fo:margin-top="0cm" fo:margin-bottom="0cm" style:contextual-spacing="true" fo:text-align="start" style:justify-single-word="false" fo:text-indent="3.175cm" style:auto-text-indent="false"/>
      <style:text-properties style:text-underline-style="none"/>
    </style:style>
    <style:style style:name="P9" style:family="paragraph" style:parent-style-name="Standard" style:list-style-name="WWNum1">
      <style:paragraph-properties fo:margin-left="0cm" fo:margin-right="0cm" fo:margin-top="0cm" fo:margin-bottom="0cm" style:contextual-spacing="true" fo:text-align="start" style:justify-single-word="false" fo:text-indent="4.445cm" style:auto-text-indent="false"/>
    </style:style>
    <style:style style:name="P10" style:family="paragraph" style:parent-style-name="Standard" style:list-style-name="WWNum1">
      <style:paragraph-properties fo:margin-left="1.27cm" fo:margin-right="0cm" fo:margin-top="0cm" fo:margin-bottom="0cm" style:contextual-spacing="true" fo:text-align="start" style:justify-single-word="false" fo:text-indent="5.71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background-color="#00ff00" loext:char-shading-value="0"/>
    </style:style>
    <style:style style:name="T5" style:family="text">
      <style:text-properties fo:background-color="#ff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do list :</text:p>
      <text:p text:style-name="P1"/>
      <text:p text:style-name="P3"><text:span text:style-name="T1">To do </text:span>:</text:p>
      <text:list xml:id="list6118437907768564505" text:style-name="WWNum1">
        <text:list-item>
          <text:p text:style-name="P6">Admin: </text:p>
          <text:list>
            <text:list-item>
              <text:p text:style-name="P7">Articles fonctionnalités :</text:p>
              <text:list>
                <text:list-item>
                  <text:p text:style-name="P9">add</text:p>
                  <text:list>
                    <text:list-item>
                      <text:p text:style-name="P10">sans upload (30min)</text:p>
                    </text:list-item>
                    <text:list-item>
                      <text:p text:style-name="P10">avec upload d’image(2h)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min)</text:p>
                    </text:list-item>
                    <text:list-item>
                      <text:p text:style-name="P10">avec upload d’image</text:p>
                    </text:list-item>
                  </text:list>
                </text:list-item>
                <text:list-item>
                  <text:p text:style-name="P9">delete</text:p>
                </text:list-item>
              </text:list>
            </text:list-item>
            <text:list-item>
              <text:p text:style-name="P7">Articles vues :</text:p>
              <text:list>
                <text:list-item>
                  <text:p text:style-name="P9">add (2H)</text:p>
                </text:list-item>
                <text:list-item>
                  <text:p text:style-name="P9">edit(2h)</text:p>
                </text:list-item>
                <text:list-item>
                  <text:p text:style-name="P9">delete(30min)</text:p>
                </text:list-item>
              </text:list>
            </text:list-item>
            <text:list-item>
              <text:p text:style-name="P7">géré uti fonctionnalités :</text:p>
              <text:list>
                <text:list-item>
                  <text:p text:style-name="P9">add</text:p>
                  <text:list>
                    <text:list-item>
                      <text:p text:style-name="P10">sans upload (30min)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 min)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delete</text:p>
                </text:list-item>
              </text:list>
            </text:list-item>
            <text:list-item>
              <text:p text:style-name="P7">géré uti vues :</text:p>
              <text:list>
                <text:list-item>
                  <text:p text:style-name="P9">add</text:p>
                  <text:list>
                    <text:list-item>
                      <text:p text:style-name="P10">sans upload (30 min)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 min)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delete</text:p>
                </text:list-item>
              </text:list>
            </text:list-item>
          </text:list>
        </text:list-item>
      </text:list>
      <text:p text:style-name="P4"/>
      <text:list xml:id="list164553494484018" text:continue-numbering="true" text:style-name="WWNum1">
        <text:list-item>
          <text:list>
            <text:list-item>
              <text:p text:style-name="P7">commentaires fonctionnalités :</text:p>
              <text:list>
                <text:list-item>
                  <text:p text:style-name="P9">add (1h)</text:p>
                </text:list-item>
                <text:list-item>
                  <text:p text:style-name="P9">edit(30 min)</text:p>
                </text:list-item>
                <text:list-item>
                  <text:p text:style-name="P9">delete</text:p>
                </text:list-item>
              </text:list>
            </text:list-item>
          </text:list>
        </text:list-item>
      </text:list>
      <text:p text:style-name="P5"/>
      <text:list xml:id="list164552594652531" text:continue-numbering="true" text:style-name="WWNum1">
        <text:list-item>
          <text:list>
            <text:list-item>
              <text:p text:style-name="P7">commentaires vues :</text:p>
              <text:list>
                <text:list-item>
                  <text:p text:style-name="P9">add (2h)</text:p>
                </text:list-item>
                <text:list-item>
                  <text:p text:style-name="P9">edit (2h)</text:p>
                </text:list-item>
                <text:list-item>
                  <text:p text:style-name="P9">delete</text:p>
                </text:list-item>
              </text:list>
            </text:list-item>
            <text:list-item>
              <text:p text:style-name="P8"/>
            </text:list-item>
          </text:list>
        </text:list-item>
        <text:list-item>
          <text:p text:style-name="P6">Utilisateur</text:p>
          <text:list>
            <text:list-item>
              <text:p text:style-name="P7">compte fonctionnalités :</text:p>
              <text:list>
                <text:list-item>
                  <text:p text:style-name="P9">add (30min)</text:p>
                </text:list-item>
                <text:list-item>
                  <text:p text:style-name="P9">edit(30 min)</text:p>
                </text:list-item>
              </text:list>
            </text:list-item>
            <text:list-item>
              <text:p text:style-name="P7">compte vues :</text:p>
              <text:list>
                <text:list-item>
                  <text:p text:style-name="P9">add (2h)</text:p>
                </text:list-item>
                <text:list-item>
                  <text:p text:style-name="P9">edit (2h)</text:p>
                </text:list-item>
              </text:list>
            </text:list-item>
          </text:list>
        </text:list-item>
      </text:list>
      <text:p text:style-name="P5"/>
      <text:list xml:id="list164553623132146" text:continue-numbering="true" text:style-name="WWNum1">
        <text:list-item>
          <text:list>
            <text:list-item>
              <text:p text:style-name="P7">commentaire fonctionnalités :</text:p>
              <text:list>
                <text:list-item>
                  <text:p text:style-name="P9">add (1h)</text:p>
                </text:list-item>
                <text:list-item>
                  <text:p text:style-name="P9"><text:soft-page-break/>edit(1h)</text:p>
                </text:list-item>
                <text:list-item>
                  <text:p text:style-name="P9">delete</text:p>
                </text:list-item>
              </text:list>
            </text:list-item>
          </text:list>
        </text:list-item>
      </text:list>
      <text:p text:style-name="P5"/>
      <text:list xml:id="list164554000699218" text:continue-numbering="true" text:style-name="WWNum1">
        <text:list-item>
          <text:list>
            <text:list-item>
              <text:p text:style-name="P7">commentaire vues :</text:p>
              <text:list>
                <text:list-item>
                  <text:p text:style-name="P9">add(2h)</text:p>
                </text:list-item>
                <text:list-item>
                  <text:p text:style-name="P9">edit(2h)</text:p>
                </text:list-item>
                <text:list-item>
                  <text:p text:style-name="P9">delete</text:p>
                </text:list-item>
              </text:list>
            </text:list-item>
          </text:list>
        </text:list-item>
        <text:list-item>
          <text:p text:style-name="P6">Front :</text:p>
          <text:list>
            <text:list-item>
              <text:p text:style-name="P7">articles vues et fonctionnalités (3h)</text:p>
            </text:list-item>
            <text:list-item>
              <text:p text:style-name="P7">triage par catégories <text:s/>(1h)</text:p>
            </text:list-item>
            <text:list-item>
              <text:p text:style-name="P7">commentaires vues et fonctionnalités (2h)</text:p>
            </text:list-item>
            <text:list-item>
              <text:p text:style-name="P7">animation (3h)</text:p>
            </text:list-item>
          </text:list>
        </text:list-item>
      </text:list>
      <text:p text:style-name="P3"/>
      <text:p text:style-name="P3"><text:span text:style-name="T1">Doing:</text:span></text:p>
      <text:list xml:id="list164551978522278" text:continue-numbering="true" text:style-name="WWNum1">
        <text:list-item>
          <text:p text:style-name="P6">Admin: </text:p>
          <text:list>
            <text:list-item>
              <text:p text:style-name="P7">Articles fonctionnalités :</text:p>
              <text:list>
                <text:list-item>
                  <text:p text:style-name="P9"><text:span text:style-name="T3">add</text:span></text:p>
                  <text:list>
                    <text:list-item>
                      <text:p text:style-name="P10"><text:span text:style-name="T3">sans upload (30min)</text:span></text:p>
                    </text:list-item>
                    <text:list-item>
                      <text:p text:style-name="P10"><text:span text:style-name="T3">avec upload d’image(2h)</text:span></text:p>
                    </text:list-item>
                  </text:list>
                </text:list-item>
                <text:list-item>
                  <text:p text:style-name="P9"><text:span text:style-name="T3">edit</text:span></text:p>
                  <text:list>
                    <text:list-item>
                      <text:p text:style-name="P10"><text:span text:style-name="T3">sans upload(30min)</text:span></text:p>
                    </text:list-item>
                    <text:list-item>
                      <text:p text:style-name="P10"><text:span text:style-name="T3">avec upload d’image</text:span></text:p>
                    </text:list-item>
                  </text:list>
                </text:list-item>
                <text:list-item>
                  <text:p text:style-name="P9"><text:span text:style-name="T3">delete</text:span></text:p>
                </text:list-item>
              </text:list>
            </text:list-item>
            <text:list-item>
              <text:p text:style-name="P7">Articles vues :</text:p>
              <text:list>
                <text:list-item>
                  <text:p text:style-name="P9"><text:span text:style-name="T3">add (2H)</text:span></text:p>
                </text:list-item>
                <text:list-item>
                  <text:p text:style-name="P9"><text:span text:style-name="T3">edit(2h)</text:span></text:p>
                </text:list-item>
                <text:list-item>
                  <text:p text:style-name="P9"><text:span text:style-name="T3">delete(30min)</text:span></text:p>
                </text:list-item>
              </text:list>
            </text:list-item>
            <text:list-item>
              <text:p text:style-name="P7">géré uti fonctionnalités :</text:p>
              <text:list>
                <text:list-item>
                  <text:p text:style-name="P9"><text:span text:style-name="T3">add</text:span></text:p>
                  <text:list>
                    <text:list-item>
                      <text:p text:style-name="P10"><text:span text:style-name="T3">sans upload (30min)</text:span></text:p>
                    </text:list-item>
                    <text:list-item>
                      <text:p text:style-name="P10"><text:span text:style-name="T3">avec upload</text:span></text:p>
                    </text:list-item>
                  </text:list>
                </text:list-item>
                <text:list-item>
                  <text:p text:style-name="P9"><text:span text:style-name="T3">edit</text:span></text:p>
                  <text:list>
                    <text:list-item>
                      <text:p text:style-name="P10"><text:span text:style-name="T3">sans upload(30 min)</text:span></text:p>
                    </text:list-item>
                    <text:list-item>
                      <text:p text:style-name="P10"><text:span text:style-name="T3">avec upload</text:span></text:p>
                    </text:list-item>
                  </text:list>
                </text:list-item>
                <text:list-item>
                  <text:p text:style-name="P9"><text:span text:style-name="T3">delete</text:span></text:p>
                </text:list-item>
              </text:list>
            </text:list-item>
            <text:list-item>
              <text:p text:style-name="P7">géré uti vues :</text:p>
              <text:list>
                <text:list-item>
                  <text:p text:style-name="P9"><text:span text:style-name="T3">add</text:span></text:p>
                  <text:list>
                    <text:list-item>
                      <text:p text:style-name="P10"><text:span text:style-name="T3">sans upload (30 min)</text:span></text:p>
                    </text:list-item>
                    <text:list-item>
                      <text:p text:style-name="P10"><text:span text:style-name="T3">avec upload</text:span></text:p>
                    </text:list-item>
                  </text:list>
                </text:list-item>
                <text:list-item>
                  <text:p text:style-name="P9"><text:span text:style-name="T3">edit</text:span></text:p>
                  <text:list>
                    <text:list-item>
                      <text:p text:style-name="P10"><text:span text:style-name="T3">sans upload(30 min)</text:span></text:p>
                    </text:list-item>
                    <text:list-item>
                      <text:p text:style-name="P10"><text:span text:style-name="T3">avec upload</text:span></text:p>
                    </text:list-item>
                  </text:list>
                </text:list-item>
                <text:list-item>
                  <text:p text:style-name="P9"><text:span text:style-name="T3">delete</text:span></text:p>
                </text:list-item>
              </text:list>
            </text:list-item>
          </text:list>
        </text:list-item>
      </text:list>
      <text:p text:style-name="P4"/>
      <text:list xml:id="list164552222728650" text:continue-numbering="true" text:style-name="WWNum1">
        <text:list-item>
          <text:list>
            <text:list-item>
              <text:p text:style-name="P7">commentaires fonctionnalités :</text:p>
              <text:list>
                <text:list-item>
                  <text:p text:style-name="P9"><text:span text:style-name="T3">add (1h)</text:span></text:p>
                </text:list-item>
                <text:list-item>
                  <text:p text:style-name="P9"><text:span text:style-name="T3">edit(30 min)</text:span></text:p>
                </text:list-item>
                <text:list-item>
                  <text:p text:style-name="P9"><text:span text:style-name="T3">delete</text:span></text:p>
                </text:list-item>
              </text:list>
            </text:list-item>
          </text:list>
        </text:list-item>
      </text:list>
      <text:p text:style-name="P5"/>
      <text:list xml:id="list164552259063392" text:continue-numbering="true" text:style-name="WWNum1">
        <text:list-item>
          <text:list>
            <text:list-item>
              <text:p text:style-name="P7">commentaires vues :</text:p>
              <text:list>
                <text:list-item>
                  <text:p text:style-name="P9"><text:span text:style-name="T3">add (2h)</text:span></text:p>
                </text:list-item>
                <text:list-item>
                  <text:p text:style-name="P9"><text:span text:style-name="T3">edit (2h)</text:span></text:p>
                </text:list-item>
                <text:list-item>
                  <text:p text:style-name="P9"><text:span text:style-name="T3">delete</text:span></text:p>
                </text:list-item>
              </text:list>
            </text:list-item>
            <text:list-item>
              <text:p text:style-name="P7"><text:soft-page-break/></text:p>
            </text:list-item>
          </text:list>
        </text:list-item>
        <text:list-item>
          <text:p text:style-name="P6">Utilisateur</text:p>
          <text:list>
            <text:list-item>
              <text:p text:style-name="P7">compte fonctionnalités :</text:p>
              <text:list>
                <text:list-item>
                  <text:p text:style-name="P9"><text:span text:style-name="T3">add (30min)</text:span></text:p>
                </text:list-item>
                <text:list-item>
                  <text:p text:style-name="P9"><text:span text:style-name="T3">edit(30 min)</text:span></text:p>
                </text:list-item>
              </text:list>
            </text:list-item>
            <text:list-item>
              <text:p text:style-name="P7">compte vues :</text:p>
              <text:list>
                <text:list-item>
                  <text:p text:style-name="P9"><text:span text:style-name="T3">add (2h)</text:span></text:p>
                </text:list-item>
                <text:list-item>
                  <text:p text:style-name="P9"><text:span text:style-name="T3">edit (2h)</text:span></text:p>
                </text:list-item>
              </text:list>
            </text:list-item>
          </text:list>
        </text:list-item>
      </text:list>
      <text:p text:style-name="P5"/>
      <text:list xml:id="list164553847618733" text:continue-numbering="true" text:style-name="WWNum1">
        <text:list-item>
          <text:list>
            <text:list-item>
              <text:p text:style-name="P7">commentaire fonctionnalités :</text:p>
              <text:list>
                <text:list-item>
                  <text:p text:style-name="P9"><text:span text:style-name="T3">add (1h)</text:span></text:p>
                </text:list-item>
                <text:list-item>
                  <text:p text:style-name="P9"><text:span text:style-name="T3">edit(1h)</text:span></text:p>
                </text:list-item>
                <text:list-item>
                  <text:p text:style-name="P9"><text:span text:style-name="T3">delete</text:span></text:p>
                </text:list-item>
              </text:list>
            </text:list-item>
          </text:list>
        </text:list-item>
      </text:list>
      <text:p text:style-name="P5"/>
      <text:list xml:id="list164552367821402" text:continue-numbering="true" text:style-name="WWNum1">
        <text:list-item>
          <text:list>
            <text:list-item>
              <text:p text:style-name="P7">commentaire vues :</text:p>
              <text:list>
                <text:list-item>
                  <text:p text:style-name="P9"><text:span text:style-name="T3">add(2h)</text:span></text:p>
                </text:list-item>
                <text:list-item>
                  <text:p text:style-name="P9"><text:span text:style-name="T3">edit(2h)</text:span></text:p>
                </text:list-item>
                <text:list-item>
                  <text:p text:style-name="P9"><text:span text:style-name="T3">delete</text:span></text:p>
                </text:list-item>
              </text:list>
            </text:list-item>
          </text:list>
        </text:list-item>
        <text:list-item>
          <text:p text:style-name="P6">Front :</text:p>
          <text:list>
            <text:list-item>
              <text:p text:style-name="P7"><text:span text:style-name="T3">articles vues et fonctionnalités (3h)</text:span></text:p>
            </text:list-item>
            <text:list-item>
              <text:p text:style-name="P7"><text:span text:style-name="T3">triage par catégories <text:s/>(1h)</text:span></text:p>
            </text:list-item>
            <text:list-item>
              <text:p text:style-name="P7"><text:span text:style-name="T3">commentaires vues et fonctionnalités (2h)</text:span></text:p>
            </text:list-item>
            <text:list-item>
              <text:p text:style-name="P7"><text:span text:style-name="T3">animation (3h)</text:span></text:p>
            </text:list-item>
          </text:list>
        </text:list-item>
      </text:list>
      <text:p text:style-name="P3"/>
      <text:p text:style-name="P3"><text:span text:style-name="T1">Done</text:span> :</text:p>
      <text:list xml:id="list164553389621883" text:continue-numbering="true" text:style-name="WWNum1">
        <text:list-item>
          <text:p text:style-name="P6">Admin: </text:p>
          <text:list>
            <text:list-item>
              <text:p text:style-name="P7">Articles fonctionnalités :</text:p>
              <text:list>
                <text:list-item>
                  <text:p text:style-name="P9">add</text:p>
                  <text:list>
                    <text:list-item>
                      <text:p text:style-name="P10">sans upload (30min) <text:span text:style-name="T4">ok</text:span></text:p>
                    </text:list-item>
                    <text:list-item>
                      <text:p text:style-name="P10">avec upload d’image(2h) <text:span text:style-name="T5">ok</text:span>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min) <text:span text:style-name="T4">ok</text:span></text:p>
                    </text:list-item>
                    <text:list-item>
                      <text:p text:style-name="P10">avec upload d’image </text:p>
                    </text:list-item>
                  </text:list>
                </text:list-item>
                <text:list-item>
                  <text:p text:style-name="P9">delete<text:span text:style-name="T4">ok</text:span></text:p>
                </text:list-item>
              </text:list>
            </text:list-item>
            <text:list-item>
              <text:p text:style-name="P7">Articles vues :</text:p>
              <text:list>
                <text:list-item>
                  <text:p text:style-name="P9">add (2H) <text:span text:style-name="T4">ok</text:span></text:p>
                </text:list-item>
                <text:list-item>
                  <text:p text:style-name="P9">edit(2h)<text:span text:style-name="T4">ok</text:span></text:p>
                </text:list-item>
                <text:list-item>
                  <text:p text:style-name="P9">delete(30min)<text:span text:style-name="T4">ok</text:span></text:p>
                </text:list-item>
              </text:list>
            </text:list-item>
            <text:list-item>
              <text:p text:style-name="P7">géré uti fonctionnalités :</text:p>
              <text:list>
                <text:list-item>
                  <text:p text:style-name="P9">add</text:p>
                  <text:list>
                    <text:list-item>
                      <text:p text:style-name="P10">sans upload (30min)<text:span text:style-name="T4">ok</text:span></text:p>
                    </text:list-item>
                    <text:list-item>
                      <text:p text:style-name="P10">avec upload 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 min)<text:span text:style-name="T4">ok</text:span>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delete<text:span text:style-name="T4">ok</text:span></text:p>
                </text:list-item>
              </text:list>
            </text:list-item>
            <text:list-item>
              <text:p text:style-name="P7">géré uti vues :</text:p>
              <text:list>
                <text:list-item>
                  <text:p text:style-name="P9">add</text:p>
                  <text:list>
                    <text:list-item>
                      <text:p text:style-name="P10">sans upload (30 min)<text:span text:style-name="T4">ok</text:span></text:p>
                    </text:list-item>
                    <text:list-item>
                      <text:p text:style-name="P10">avec upload<text:span text:style-name="T4"> </text:span>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 min)<text:span text:style-name="T4">ok</text:span></text:p>
                    </text:list-item>
                    <text:list-item>
                      <text:p text:style-name="P10">avec upload<text:span text:style-name="T4"> </text:span></text:p>
                    </text:list-item>
                  </text:list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</text:list>
        </text:list-item>
      </text:list>
      <text:p text:style-name="P4"><text:soft-page-break/></text:p>
      <text:list xml:id="list164552744328846" text:continue-numbering="true" text:style-name="WWNum1">
        <text:list-item>
          <text:list>
            <text:list-item>
              <text:p text:style-name="P7">commentaires fonctionnalités :</text:p>
              <text:list>
                <text:list-item>
                  <text:p text:style-name="P9">add (1h)<text:span text:style-name="T4">ok</text:span></text:p>
                </text:list-item>
                <text:list-item>
                  <text:p text:style-name="P9">edit(30 min)<text:span text:style-name="T4">ok</text:span></text:p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</text:list>
        </text:list-item>
      </text:list>
      <text:p text:style-name="P5"/>
      <text:list xml:id="list164552703345767" text:continue-numbering="true" text:style-name="WWNum1">
        <text:list-item>
          <text:list>
            <text:list-item>
              <text:p text:style-name="P7">commentaires vues :</text:p>
              <text:list>
                <text:list-item>
                  <text:p text:style-name="P9">add (2h)<text:span text:style-name="T4">ok</text:span></text:p>
                </text:list-item>
                <text:list-item>
                  <text:p text:style-name="P9">edit (2h)<text:span text:style-name="T4">ok</text:span></text:p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  <text:list-item>
              <text:p text:style-name="P7"/>
            </text:list-item>
          </text:list>
        </text:list-item>
        <text:list-item>
          <text:p text:style-name="P6">Utilisateur</text:p>
          <text:list>
            <text:list-item>
              <text:p text:style-name="P7">compte fonctionnalités :</text:p>
              <text:list>
                <text:list-item>
                  <text:p text:style-name="P9">add (30min) <text:span text:style-name="T4">ok</text:span></text:p>
                </text:list-item>
                <text:list-item>
                  <text:p text:style-name="P9">edit(30 min )<text:span text:style-name="T4">ok</text:span></text:p>
                </text:list-item>
              </text:list>
            </text:list-item>
            <text:list-item>
              <text:p text:style-name="P7">compte vues :</text:p>
              <text:list>
                <text:list-item>
                  <text:p text:style-name="P9">add (2h) <text:span text:style-name="T4">ok</text:span></text:p>
                </text:list-item>
                <text:list-item>
                  <text:p text:style-name="P9">edit (2h) <text:span text:style-name="T4">ok</text:span></text:p>
                </text:list-item>
              </text:list>
            </text:list-item>
          </text:list>
        </text:list-item>
      </text:list>
      <text:p text:style-name="P5"/>
      <text:list xml:id="list164554084186504" text:continue-numbering="true" text:style-name="WWNum1">
        <text:list-item>
          <text:list>
            <text:list-item>
              <text:p text:style-name="P7">commentaire fonctionnalités :</text:p>
              <text:list>
                <text:list-item>
                  <text:p text:style-name="P9">add (1h) <text:span text:style-name="T4">ok</text:span></text:p>
                </text:list-item>
                <text:list-item>
                  <text:p text:style-name="P9">edit(1h) <text:span text:style-name="T4">ok</text:span></text:p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</text:list>
        </text:list-item>
      </text:list>
      <text:p text:style-name="P5"/>
      <text:list xml:id="list164553670526356" text:continue-numbering="true" text:style-name="WWNum1">
        <text:list-item>
          <text:list>
            <text:list-item>
              <text:p text:style-name="P7">commentaire vues :</text:p>
              <text:list>
                <text:list-item>
                  <text:p text:style-name="P9">add(2h) <text:span text:style-name="T4">ok</text:span></text:p>
                </text:list-item>
                <text:list-item>
                  <text:p text:style-name="P9">edit(2h) <text:span text:style-name="T4">ok</text:span></text:p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</text:list>
        </text:list-item>
        <text:list-item>
          <text:p text:style-name="P6">Front :</text:p>
          <text:list>
            <text:list-item>
              <text:p text:style-name="P7">articles vues et fonctionnalités (3h) <text:span text:style-name="T4">ok</text:span></text:p>
            </text:list-item>
            <text:list-item>
              <text:p text:style-name="P7">triage par catégories <text:s/>(1h) <text:span text:style-name="T4">ok</text:span></text:p>
            </text:list-item>
            <text:list-item>
              <text:p text:style-name="P7">commentaires vues et fonctionnalités (2h) <text:span text:style-name="T4">ok</text:span></text:p>
            </text:list-item>
            <text:list-item>
              <text:p text:style-name="P7">animation (3h) <text:span text:style-name="T4">ok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6:45:21.336074338</dc:date>
    <dc:creator>Toussaint </dc:creator>
    <meta:generator>LibreOffice/4.2.8.2$Linux_X86_64 LibreOffice_project/420m0$Build-2</meta:generator>
    <meta:document-statistic meta:table-count="0" meta:image-count="0" meta:object-count="0" meta:page-count="4" meta:paragraph-count="178" meta:word-count="571" meta:character-count="2573" meta:non-whitespace-character-count="2341"/>
  </office:meta>
</office:document-meta>
</file>